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Rose-Petal Problem'</text:p>
      <text:p text:style-name="Standard"/>
      <text:p text:style-name="Standard">Various psychonaughts have independently described what seems to be a specific phenomena. Commonly, it is said to be as if you are able to look into the structures of your own mind, such that you are 'seeing' how it is the concepts exist and link up to you, so that the experience of a given concept being brought to your attention results in you becoming aware of how that concept relates to the totality that is your apparent mental map of concepts and their linkage. Some have identified this as an experience of 'noise', where a sense of 'fuzziness' as a background to experience in general is felt, but where the fuzziness <text:span text:style-name="T1">is</text:span> the conceptual structure and its link to the phenomenal totality experienced being acutely noticed.</text:p>
      <text:p text:style-name="Standard"/>
      <text:p text:style-name="Standard">The question I want to ask is, what particular relation might the 'vitalistic imagination' have to this phenomena. Likewise with 'geometric hallucination'. The 'rose-petal problem' is what I've decided to term this particular iss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Van Caem</meta:initial-creator>
    <meta:creation-date>2018-11-08T20:51:37.61</meta:creation-date>
    <dc:date>2018-11-09T03:45:54.68</dc:date>
    <dc:creator>Andrew Van Caem</dc:creator>
    <meta:editing-duration>PT6H54M14S</meta:editing-duration>
    <meta:editing-cycles>5</meta:editing-cycles>
    <meta:generator>OpenOffice/4.1.5$Win32 OpenOffice.org_project/415m1$Build-9789</meta:generator>
    <meta:document-statistic meta:table-count="0" meta:image-count="0" meta:object-count="0" meta:page-count="1" meta:paragraph-count="3" meta:word-count="164" meta:character-count="986"/>
  </office:meta>
</office:document-meta>
</file>